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4C00000352ED70C98AA1E259EB.png" manifest:media-type="image/png"/>
  <manifest:file-entry manifest:full-path="Pictures/100002010000044C00000352D7123EE6E121A123.png" manifest:media-type="image/png"/>
  <manifest:file-entry manifest:full-path="Pictures/1000020100000508000003FEB1D98950D3C26E2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oud Servic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Google Cloud Platform</text:p>
              </text:list-item>
              <text:list-item>
                <text:p>Serverless Architecture</text:p>
                <text:list>
                  <text:list-item>
                    <text:p><text:span text:style-name="T1">Pricing model</text:span></text:p>
                  </text:list-item>
                  <text:list-item>
                    <text:p><text:span text:style-name="T1">Availability</text:span></text:p>
                  </text:list-item>
                  <text:list-item>
                    <text:p><text:span text:style-name="T1">Security</text:span></text:p>
                  </text:list-item>
                  <text:list-item>
                    <text:p><text:span text:style-name="T1">Speed</text:span></text:p>
                  </text:list-item>
                </text:list>
              </text:list-item>
              <text:list-item>
                <text:p><text:span text:style-name="T2">REST-ful HTTP API</text:span></text:p>
              </text:list-item>
            </text:list>
          </draw:text-box>
        </draw:frame>
        <draw:frame draw:style-name="gr1" draw:text-style-name="P1" draw:layer="layout" svg:width="14.2cm" svg:height="10.973cm" svg:x="12.9cm" svg:y="2.527cm">
          <draw:image xlink:href="Pictures/100002010000044C00000352D7123EE6E121A1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8.848cm" svg:height="14.956cm" svg:x="4.952cm" svg:y="0.318cm">
          <draw:image xlink:href="Pictures/1000020100000508000003FEB1D98950D3C26E2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19.381cm" svg:height="14.976cm" svg:x="4.419cm" svg:y="0.628cm">
          <draw:image xlink:href="Pictures/100002010000044C00000352ED70C98AA1E259E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2T09:11:32.189130394</meta:creation-date>
    <dc:date>2020-02-02T11:30:42.465841338</dc:date>
    <meta:editing-duration>PT49M3S</meta:editing-duration>
    <meta:editing-cycles>8</meta:editing-cycles>
    <meta:generator>LibreOffice/6.3.4.2.0$Linux_X86_64 LibreOffice_project/30$Build-2</meta:generator>
    <meta:document-statistic meta:object-count="36"/>
  </office:meta>
</office:document-meta>
</file>